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5.75cm" fo:min-width="9.5cm"/>
    </style:style>
    <style:style style:name="gr2" style:family="graphic" style:parent-style-name="standard">
      <style:graphic-properties draw:textarea-horizontal-align="justify" draw:textarea-vertical-align="middle" draw:auto-grow-height="false" fo:min-height="0.69cm" fo:min-width="1.6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0.69cm" fo:min-width="1.4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0.45cm" fo:min-width="1.16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451cm" fo:min-width="0.924cm"/>
      <style:paragraph-properties style:writing-mode="lr-tb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45cm" fo:min-width="0.924cm"/>
      <style:paragraph-properties style:writing-mode="lr-tb"/>
    </style:style>
    <style:style style:name="gr25" style:family="graphic" style:parent-style-name="standard">
      <style:graphic-properties draw:stroke="none" draw:fill="none" fo:min-height="0.69cm"/>
      <style:paragraph-properties style:writing-mode="lr-tb"/>
    </style:style>
    <style:style style:name="gr2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7" style:family="graphic" style:parent-style-name="standard">
      <style:graphic-properties draw:stroke="none" draw:fill="none" fo:min-height="0.4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7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8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45cm" fo:min-width="1.41cm"/>
      <style:paragraph-properties style:writing-mode="lr-tb"/>
    </style:style>
    <style:style style:name="gr40" style:family="graphic" style:parent-style-name="standard">
      <style:graphic-properties draw:fill-color="#999999" draw:textarea-horizontal-align="justify" draw:textarea-vertical-align="middle" draw:auto-grow-height="false" fo:min-height="0.94cm" fo:min-width="1.65cm"/>
      <style:paragraph-properties style:writing-mode="lr-tb"/>
    </style:style>
    <style:style style:name="gr41" style:family="graphic" style:parent-style-name="objectwithoutfill">
      <style:graphic-properties draw:marker-end="Linienspitzen_20_2" draw:marker-end-width="0.3cm" draw:fill="none" draw:textarea-vertical-align="middle"/>
    </style:style>
    <style:style style:name="gr42" style:family="graphic" style:parent-style-name="Outlined_20_Blue">
      <style:graphic-properties svg:stroke-color="#a7074b" draw:fill="solid" draw:fill-color="#f7d1d5" draw:textarea-horizontal-align="justify" draw:textarea-vertical-align="middle" draw:auto-grow-height="false" fo:min-height="2cm" fo:min-width="3.25cm"/>
    </style:style>
    <style:style style:name="gr43" style:family="graphic" style:parent-style-name="standard">
      <style:graphic-properties svg:stroke-color="#41190d" draw:fill-color="#ec9ba4" draw:textarea-horizontal-align="justify" draw:textarea-vertical-align="middle" draw:auto-grow-height="false" fo:min-height="0.69cm" fo:min-width="1.65cm"/>
      <style:paragraph-properties style:writing-mode="lr-tb"/>
    </style:style>
    <style:style style:name="gr44" style:family="graphic" style:parent-style-name="standard">
      <style:graphic-properties svg:stroke-color="#41190d" draw:fill-color="#ec9ba4" draw:textarea-horizontal-align="justify" draw:textarea-vertical-align="middle" draw:auto-grow-height="false" fo:min-height="0.44cm" fo:min-width="0.9cm"/>
      <style:paragraph-properties style:writing-mode="lr-tb"/>
    </style:style>
    <style:style style:name="gr45" style:family="graphic" style:parent-style-name="standard">
      <style:graphic-properties draw:fill-color="#81aca6" draw:textarea-horizontal-align="justify" draw:textarea-vertical-align="middle" draw:auto-grow-height="false" fo:min-height="0.44cm" fo:min-width="0.9cm"/>
      <style:paragraph-properties style:writing-mode="lr-tb"/>
    </style:style>
    <style:style style:name="gr46" style:family="graphic" style:parent-style-name="objectwithoutfill">
      <style:graphic-properties svg:stroke-color="#a7074b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44cm" fo:min-width="0.9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2b2b2"/>
      <style:paragraph-properties fo:text-align="center" style:writing-mode="lr-tb"/>
      <style:text-properties style:font-name="Garamond" fo:font-size="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1" style:family="paragraph">
      <loext:graphic-properties draw:fill-color="#999999"/>
      <style:paragraph-properties fo:text-align="center" style:writing-mode="lr-tb"/>
      <style:text-properties style:font-name="Garamond" fo:font-size="4pt" style:font-size-asian="10pt" style:font-size-complex="10pt"/>
    </style:style>
    <style:style style:name="P12" style:family="paragraph">
      <loext:graphic-properties draw:fill="solid" draw:fill-color="#f7d1d5"/>
      <style:paragraph-properties fo:text-align="center"/>
      <style:text-properties fo:font-size="4pt"/>
    </style:style>
    <style:style style:name="P13" style:family="paragraph">
      <loext:graphic-properties draw:fill-color="#ec9ba4"/>
      <style:paragraph-properties fo:text-align="center" style:writing-mode="lr-tb"/>
      <style:text-properties style:font-name="Garamond" fo:font-size="4pt" style:font-size-asian="10pt" style:font-size-complex="10pt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5.75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75cm" svg:x="1.5cm" svg:y="16.2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5cm" svg:height="0.75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7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7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75cm" svg:y="3.7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8" draw:id="id8" draw:layer="layout" svg:width="1.25cm" svg:height="1cm" svg:x="7.75cm" svg:y="4.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75cm" svg:y="5.7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4" draw:id="id4" draw:layer="layout" svg:width="1cm" svg:height="1cm" svg:x="9cm" svg:y="6.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5cm" svg:y="5.7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4" draw:id="id44" draw:layer="layout" svg:width="1.5cm" svg:height="1cm" svg:x="7cm" svg:y="7.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375cm" svg:y1="4.75cm" svg:x2="2.5cm" svg:y2="5.75cm" draw:start-shape="id1" draw:start-glue-point="6" draw:end-shape="id2" draw:end-glue-point="4" svg:d="M4375 4750l-1875 1000" svg:viewBox="0 0 1876 1001">
          <text:p/>
        </draw:connector>
        <draw:connector draw:style-name="gr11" draw:text-style-name="P7" draw:layer="layout" draw:type="line" svg:x1="4.375cm" svg:y1="4.75cm" svg:x2="4.125cm" svg:y2="5.75cm" draw:start-shape="id1" draw:end-shape="id3" draw:end-glue-point="4" svg:d="M4375 4750l-250 1000" svg:viewBox="0 0 251 1001">
          <text:p/>
        </draw:connector>
        <draw:connector draw:style-name="gr11" draw:text-style-name="P7" draw:layer="layout" draw:type="line" svg:x1="4.375cm" svg:y1="4.75cm" svg:x2="9.5cm" svg:y2="6.5cm" draw:start-shape="id1" draw:start-glue-point="6" draw:end-shape="id4" draw:end-glue-point="4" svg:d="M4375 4750l5125 1750" svg:viewBox="0 0 5126 1751">
          <text:p/>
        </draw:connector>
        <draw:custom-shape draw:style-name="gr12" draw:text-style-name="P3" xml:id="id5" draw:id="id5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6" draw:id="id6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5" draw:start-glue-point="6" draw:end-shape="id6" draw:end-glue-point="4" svg:d="M10750 2750v750" svg:viewBox="0 0 1 751">
          <text:p/>
        </draw:connector>
        <draw:custom-shape draw:style-name="gr14" draw:text-style-name="P3" xml:id="id7" draw:id="id7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8.375cm" svg:y2="4.5cm" draw:start-shape="id7" draw:start-glue-point="6" draw:end-shape="id8" draw:end-glue-point="4" svg:d="M8500 2750l-125 1750" svg:viewBox="0 0 126 1751">
          <text:p/>
        </draw:connector>
        <draw:custom-shape draw:style-name="gr15" draw:text-style-name="P6" xml:id="id9" draw:id="id9" draw:layer="layout" svg:width="1.5cm" svg:height="0.25cm" svg:x="10.5cm" svg:y="4.2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8.375cm" svg:y2="4.5cm" draw:start-shape="id9" draw:start-glue-point="6" draw:end-shape="id8" draw:end-glue-point="4" svg:d="M11250 4500h-2875" svg:viewBox="0 0 2876 1">
          <text:p/>
        </draw:connector>
        <draw:connector draw:style-name="gr11" draw:text-style-name="P8" draw:layer="layout" draw:type="line" svg:x1="10.75cm" svg:y1="4cm" svg:x2="8.375cm" svg:y2="4.5cm" draw:start-shape="id6" draw:start-glue-point="6" draw:end-shape="id8" draw:end-glue-point="4" svg:d="M10750 4000l-2375 500" svg:viewBox="0 0 2376 50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0" draw:id="id10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2" draw:id="id12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1" draw:id="id11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0" draw:start-glue-point="6" draw:end-shape="id11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2" draw:start-glue-point="6" draw:end-shape="id11" draw:end-glue-point="4" svg:d="M16835 3250l-1000 250" svg:viewBox="0 0 1001 251">
          <text:p/>
        </draw:connector>
        <draw:connector draw:style-name="gr11" draw:text-style-name="P8" draw:layer="layout" draw:type="line" svg:x1="11.25cm" svg:y1="4.25cm" svg:x2="15.835cm" svg:y2="3.8cm" draw:start-shape="id9" draw:start-glue-point="4" draw:end-shape="id11" draw:end-glue-point="6" svg:d="M11250 4250l4585-450" svg:viewBox="0 0 4586 451">
          <text:p/>
        </draw:connector>
        <draw:custom-shape draw:style-name="gr21" draw:text-style-name="P6" xml:id="id38" draw:id="id38" draw:layer="layout" svg:width="1.26cm" svg:height="0.51cm" svg:x="20.24cm" svg:y="2.24cm">
          <text:p text:style-name="P6"><text:span text:style-name="T4">load and clean NV Data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8" draw:id="id48" draw:layer="layout" svg:width="1.26cm" svg:height="0.51cm" svg:x="23.25cm" svg:y="2.74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3" draw:id="id13" draw:layer="layout" svg:width="1.26cm" svg:height="0.51cm" svg:x="25.004cm" svg:y="2.73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6" draw:id="id16" draw:layer="layout" svg:width="1.26cm" svg:height="0.51cm" svg:x="26.501cm" svg:y="2.733cm">
          <text:p text:style-name="P6"><text:span text:style-name="T4">Laden der Stammverteilung Windows_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4" draw:id="id14" draw:layer="layout" svg:width="1.024cm" svg:height="0.511cm" svg:x="25.319cm" svg:y="4.264cm">
          <text:p text:style-name="P6"><text:span text:style-name="T4">DRAFTGenerate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5" draw:id="id15" draw:layer="layout" svg:width="1.024cm" svg:height="0.511cm" svg:x="26.501cm" svg:y="4.264cm">
          <text:p text:style-name="P6"><text:span text:style-name="T4">DRAFTGenerate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8" draw:id="id18" draw:layer="layout" svg:width="1.024cm" svg:height="0.51cm" svg:x="25.236cm" svg:y="5.24cm">
          <text:p text:style-name="P6"><text:span text:style-name="T4">DRAFT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7" draw:id="id17" draw:layer="layout" svg:width="1.024cm" svg:height="0.51cm" svg:x="26.486cm" svg:y="5.25cm">
          <text:p text:style-name="P6"><text:span text:style-name="T4">DRAFT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5.634cm" svg:y1="3.243cm" svg:x2="25.831cm" svg:y2="4.264cm" draw:start-shape="id13" draw:start-glue-point="6" draw:end-shape="id14" draw:end-glue-point="4" svg:d="M25634 3243l197 1021" svg:viewBox="0 0 198 1022">
          <text:p/>
        </draw:connector>
        <draw:connector draw:style-name="gr11" draw:text-style-name="P8" draw:layer="layout" draw:type="line" svg:x1="25.634cm" svg:y1="3.243cm" svg:x2="27.013cm" svg:y2="4.264cm" draw:start-shape="id13" draw:start-glue-point="6" draw:end-shape="id15" draw:end-glue-point="4" svg:d="M25634 3243l1379 1021" svg:viewBox="0 0 1380 1022">
          <text:p/>
        </draw:connector>
        <draw:connector draw:style-name="gr11" draw:text-style-name="P8" draw:layer="layout" draw:type="line" svg:x1="27.131cm" svg:y1="3.243cm" svg:x2="27.013cm" svg:y2="4.264cm" draw:start-shape="id16" draw:start-glue-point="6" draw:end-shape="id15" draw:end-glue-point="4" svg:d="M27131 3243l-118 1021" svg:viewBox="0 0 119 1022">
          <text:p/>
        </draw:connector>
        <draw:connector draw:style-name="gr11" draw:text-style-name="P8" draw:layer="layout" draw:type="line" svg:x1="27.131cm" svg:y1="3.243cm" svg:x2="25.831cm" svg:y2="4.264cm" draw:start-shape="id16" draw:start-glue-point="6" draw:end-shape="id14" draw:end-glue-point="4" svg:d="M27131 3243l-1300 1021" svg:viewBox="0 0 1301 1022">
          <text:p/>
        </draw:connector>
        <draw:connector draw:style-name="gr11" draw:text-style-name="P8" draw:layer="layout" draw:type="line" svg:x1="27.013cm" svg:y1="4.775cm" svg:x2="26.998cm" svg:y2="5.25cm" draw:start-shape="id15" draw:start-glue-point="6" draw:end-shape="id17" draw:end-glue-point="4" svg:d="M27013 4775l-15 475" svg:viewBox="0 0 16 476">
          <text:p/>
        </draw:connector>
        <draw:connector draw:style-name="gr11" draw:text-style-name="P8" draw:layer="layout" draw:type="line" svg:x1="25.831cm" svg:y1="4.775cm" svg:x2="25.748cm" svg:y2="5.24cm" draw:start-shape="id14" draw:start-glue-point="6" draw:end-shape="id18" draw:end-glue-point="4" svg:d="M25831 4775l-83 465" svg:viewBox="0 0 84 466">
          <text:p/>
        </draw:connector>
        <draw:frame draw:style-name="gr25" draw:text-style-name="P5" draw:layer="layout" svg:width="1.173cm" svg:height="0.75cm" svg:x="23.077cm" svg:y="1.75cm">
          <draw:text-box>
            <text:p><text:span text:style-name="T2">Goe_Lau</text:span></text:p>
          </draw:text-box>
        </draw:frame>
        <draw:custom-shape draw:style-name="gr26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1.423cm" svg:height="0.5cm" svg:x="21.077cm" svg:y="8cm">
          <draw:text-box>
            <text:p><text:span text:style-name="T2">1000 ETS</text:span></text:p>
          </draw:text-box>
        </draw:frame>
        <draw:custom-shape draw:style-name="gr28" draw:text-style-name="P2" xml:id="id19" draw:id="id19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0" draw:id="id20" draw:layer="layout" svg:width="1.25cm" svg:height="0.5cm" svg:x="22.5cm" svg:y="10cm">
          <text:p text:style-name="P10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2" draw:id="id22" draw:layer="layout" svg:width="1.25cm" svg:height="0.5cm" svg:x="23.25cm" svg:y="9.25cm">
          <text:p text:style-name="P10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1" draw:id="id21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0" xml:id="id23" draw:id="id23" draw:layer="layout" svg:width="1.25cm" svg:height="0.5cm" svg:x="22.5cm" svg:y="10.708cm">
          <text:p text:style-name="P10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0" xml:id="id24" draw:id="id24" draw:layer="layout" svg:width="1.25cm" svg:height="0.5cm" svg:x="22.5cm" svg:y="11.5cm">
          <text:p text:style-name="P10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19" draw:start-glue-point="6" draw:end-shape="id20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1" draw:start-glue-point="6" draw:end-shape="id20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2" draw:start-glue-point="6" draw:end-shape="id20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0" draw:start-glue-point="6" draw:end-shape="id23" draw:end-glue-point="4" svg:d="M23125 10500v208" svg:viewBox="0 0 1 209">
          <text:p/>
        </draw:connector>
        <draw:connector draw:style-name="gr11" draw:text-style-name="P8" xml:id="id25" draw:id="id25" draw:layer="layout" draw:type="line" svg:x1="23.125cm" svg:y1="11.5cm" svg:x2="23.125cm" svg:y2="11.5cm" draw:start-shape="id24" draw:start-glue-point="4" draw:end-shape="id24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3" draw:start-glue-point="6" draw:end-shape="id25" draw:end-glue-point="0" svg:d="M23125 11208v292" svg:viewBox="0 0 1 293">
          <text:p/>
        </draw:connector>
        <draw:custom-shape draw:style-name="gr31" draw:text-style-name="P10" xml:id="id27" draw:id="id27" draw:layer="layout" svg:width="1.25cm" svg:height="0.5cm" svg:x="20.75cm" svg:y="10.25cm">
          <text:p text:style-name="P10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0" xml:id="id26" draw:id="id26" draw:layer="layout" svg:width="1.25cm" svg:height="0.5cm" svg:x="19.25cm" svg:y="10.25cm">
          <text:p text:style-name="P10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19" draw:start-glue-point="6" draw:end-shape="id26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19" draw:start-glue-point="6" draw:end-shape="id27" draw:end-glue-point="4" svg:d="M20875 9750l500 500" svg:viewBox="0 0 501 501">
          <text:p/>
        </draw:connector>
        <draw:custom-shape draw:style-name="gr33" draw:text-style-name="P10" xml:id="id28" draw:id="id28" draw:layer="layout" svg:width="1.25cm" svg:height="0.5cm" svg:x="19.25cm" svg:y="11cm">
          <text:p text:style-name="P10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19" draw:start-glue-point="6" draw:end-shape="id28" draw:end-glue-point="4" svg:d="M20875 9750l-1000 1250" svg:viewBox="0 0 1001 1251">
          <text:p/>
        </draw:connector>
        <draw:custom-shape draw:style-name="gr34" draw:text-style-name="P10" xml:id="id29" draw:id="id29" draw:layer="layout" svg:width="1.25cm" svg:height="0.5cm" svg:x="24.25cm" svg:y="11.5cm">
          <text:p text:style-name="P10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3" draw:start-glue-point="6" draw:end-shape="id29" draw:end-glue-point="4" svg:d="M23125 11208l1750 292" svg:viewBox="0 0 1751 293">
          <text:p/>
        </draw:connector>
        <draw:custom-shape draw:style-name="gr35" draw:text-style-name="P10" xml:id="id30" draw:id="id30" draw:layer="layout" svg:width="1.25cm" svg:height="0.5cm" svg:x="20.75cm" svg:y="11cm">
          <text:p text:style-name="P10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19" draw:start-glue-point="6" draw:end-shape="id30" draw:end-glue-point="4" svg:d="M20875 9750l500 1250" svg:viewBox="0 0 501 1251">
          <text:p/>
        </draw:connector>
        <draw:custom-shape draw:style-name="gr36" draw:text-style-name="P6" xml:id="id31" draw:id="id31" draw:layer="layout" svg:width="1.5cm" svg:height="1cm" svg:x="1.75cm" svg:y="7cm">
          <text:p text:style-name="P6"><text:span text:style-name="T3">ETS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" xml:id="id32" draw:id="id32" draw:layer="layout" svg:width="1.5cm" svg:height="1cm" svg:x="3.5cm" svg:y="7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" xml:id="id33" draw:id="id33" draw:layer="layout" svg:width="1.5cm" svg:height="1cm" svg:x="1.75cm" svg:y="8.2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2.5cm" svg:y2="7cm" draw:start-shape="id1" draw:start-glue-point="6" draw:end-shape="id31" draw:end-glue-point="4" svg:d="M4375 4750l-1875 2250" svg:viewBox="0 0 1876 2251">
          <text:p/>
        </draw:connector>
        <draw:connector draw:style-name="gr11" draw:text-style-name="P8" draw:layer="layout" draw:type="line" svg:x1="4.375cm" svg:y1="4.75cm" svg:x2="4.25cm" svg:y2="7cm" draw:start-shape="id1" draw:start-glue-point="6" draw:end-shape="id32" draw:end-glue-point="4" svg:d="M4375 4750l-125 2250" svg:viewBox="0 0 126 2251">
          <text:p/>
        </draw:connector>
        <draw:connector draw:style-name="gr11" draw:text-style-name="P8" draw:layer="layout" draw:type="line" svg:x1="4.375cm" svg:y1="4.75cm" svg:x2="2.5cm" svg:y2="8.25cm" draw:start-shape="id1" draw:start-glue-point="6" draw:end-shape="id33" draw:end-glue-point="4" svg:d="M4375 4750l-1875 3500" svg:viewBox="0 0 1876 3501">
          <text:p/>
        </draw:connector>
        <draw:custom-shape draw:style-name="gr21" draw:text-style-name="P6" xml:id="id34" draw:id="id34" draw:layer="layout" svg:width="1.26cm" svg:height="0.51cm" svg:x="21.75cm" svg:y="5.25cm">
          <text:p text:style-name="P6"><text:span text:style-name="T4">GENERATE 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2.38cm" svg:y2="5.25cm" draw:start-shape="id5" draw:start-glue-point="6" draw:end-shape="id34" draw:end-glue-point="4" svg:d="M10750 2750l11630 2500" svg:viewBox="0 0 11631 2501">
          <text:p/>
        </draw:connector>
        <draw:custom-shape draw:style-name="gr21" draw:text-style-name="P6" xml:id="id35" draw:id="id35" draw:layer="layout" svg:width="1.26cm" svg:height="0.51cm" svg:x="20.25cm" svg:y="2.99cm">
          <text:p text:style-name="P6"><text:span text:style-name="T4">aggregated tables NV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36" draw:id="id36" draw:layer="layout" svg:width="1.26cm" svg:height="0.51cm" svg:x="25.51cm" svg:y="6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6.14cm" svg:y2="6cm" draw:start-shape="id35" draw:start-glue-point="6" draw:end-shape="id36" draw:end-glue-point="4" svg:d="M20880 3500l5260 2500" svg:viewBox="0 0 5261 2501">
          <text:p/>
        </draw:connector>
        <draw:connector draw:style-name="gr11" draw:text-style-name="P8" draw:layer="layout" draw:type="line" svg:x1="25.748cm" svg:y1="5.75cm" svg:x2="26.14cm" svg:y2="6cm" draw:start-shape="id18" draw:start-glue-point="6" draw:end-shape="id36" draw:end-glue-point="4" svg:d="M25748 5750l392 250" svg:viewBox="0 0 393 251">
          <text:p/>
        </draw:connector>
        <draw:connector draw:style-name="gr11" draw:text-style-name="P8" draw:layer="layout" draw:type="line" svg:x1="26.998cm" svg:y1="5.76cm" svg:x2="26.14cm" svg:y2="6cm" draw:start-shape="id17" draw:start-glue-point="6" draw:end-shape="id36" draw:end-glue-point="4" svg:d="M26998 5760l-858 240" svg:viewBox="0 0 859 241">
          <text:p/>
        </draw:connector>
        <draw:custom-shape draw:style-name="gr36" draw:text-style-name="P6" xml:id="id43" draw:id="id43" draw:layer="layout" svg:width="1.5cm" svg:height="1cm" svg:x="7cm" svg:y="6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8" draw:text-style-name="P6" xml:id="id37" draw:id="id37" draw:layer="layout" svg:width="1.25cm" svg:height="1cm" svg:x="10.25cm" svg:y="11.5cm">
          <text:p text:style-name="P6"><text:span text:style-name="T3">Combine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10.875cm" svg:y2="11.5cm" draw:start-shape="id1" draw:start-glue-point="6" draw:end-shape="id37" draw:end-glue-point="4" svg:d="M4375 4750l6500 6750" svg:viewBox="0 0 6501 6751">
          <text:p/>
        </draw:connector>
        <draw:connector draw:style-name="gr11" draw:text-style-name="P8" draw:layer="layout" draw:type="line" svg:x1="20.87cm" svg:y1="2.75cm" svg:x2="10.875cm" svg:y2="11.5cm" draw:start-shape="id38" draw:start-glue-point="6" draw:end-shape="id37" draw:end-glue-point="4" svg:d="M20870 2750l-9995 8750" svg:viewBox="0 0 9996 8751">
          <text:p/>
        </draw:connector>
        <draw:custom-shape draw:style-name="gr36" draw:text-style-name="P6" xml:id="id39" draw:id="id39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6cm" svg:y2="8.25cm" draw:start-shape="id9" draw:start-glue-point="6" draw:end-shape="id39" draw:end-glue-point="4" svg:d="M11250 4500l-5250 3750" svg:viewBox="0 0 5251 3751">
          <text:p/>
        </draw:connector>
        <draw:connector draw:style-name="gr11" draw:text-style-name="P8" draw:layer="layout" draw:type="line" svg:x1="8.5cm" svg:y1="2.75cm" svg:x2="6cm" svg:y2="8.25cm" draw:start-shape="id7" draw:start-glue-point="6" draw:end-shape="id39" draw:end-glue-point="4" svg:d="M8500 2750l-2500 5500" svg:viewBox="0 0 2501 5501">
          <text:p/>
        </draw:connector>
        <draw:connector draw:style-name="gr11" draw:text-style-name="P8" draw:layer="layout" draw:type="line" svg:x1="4.375cm" svg:y1="4.75cm" svg:x2="6cm" svg:y2="8.25cm" draw:start-shape="id1" draw:start-glue-point="6" draw:end-shape="id39" draw:end-glue-point="4" svg:d="M4375 4750l1625 3500" svg:viewBox="0 0 1626 3501">
          <text:p/>
        </draw:connector>
        <draw:connector draw:style-name="gr11" draw:text-style-name="P8" draw:layer="layout" draw:type="line" svg:x1="10.75cm" svg:y1="4cm" svg:x2="6cm" svg:y2="8.25cm" draw:start-shape="id6" draw:start-glue-point="6" draw:end-shape="id39" draw:end-glue-point="4" svg:d="M10750 4000l-4750 4250" svg:viewBox="0 0 4751 4251">
          <text:p/>
        </draw:connector>
        <draw:custom-shape draw:style-name="gr36" draw:text-style-name="P6" xml:id="id40" draw:id="id40" draw:layer="layout" svg:width="1.5cm" svg:height="1cm" svg:x="10cm" svg:y="5.2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10.75cm" svg:y2="5.25cm" draw:start-shape="id9" draw:start-glue-point="6" draw:end-shape="id40" draw:end-glue-point="4" svg:d="M11250 4500l-500 750" svg:viewBox="0 0 501 751">
          <text:p/>
        </draw:connector>
        <draw:custom-shape draw:style-name="gr21" draw:text-style-name="P6" draw:layer="layout" svg:width="1.26cm" svg:height="0.51cm" svg:x="21.74cm" svg:y="2.24cm">
          <text:p text:style-name="P6"><text:span text:style-name="T4">load and clean NV Data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2" draw:id="id42" draw:layer="layout" svg:width="1.26cm" svg:height="0.51cm" svg:x="20.75cm" svg:y="6.75cm">
          <text:p text:style-name="P6"><text:span text:style-name="T4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1" draw:id="id41" draw:layer="layout" svg:width="1.26cm" svg:height="0.51cm" svg:x="18.99cm" svg:y="5.74cm">
          <text:p text:style-name="P6"><text:span text:style-name="T4">Load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19.62cm" svg:y2="5.74cm" draw:start-shape="id11" draw:start-glue-point="6" draw:end-shape="id41" draw:end-glue-point="4" svg:d="M15835 3800l3785 1940" svg:viewBox="0 0 3786 1941">
          <text:p/>
        </draw:connector>
        <draw:connector draw:style-name="gr11" draw:text-style-name="P8" draw:layer="layout" draw:type="line" svg:x1="22.38cm" svg:y1="5.76cm" svg:x2="21.38cm" svg:y2="6.75cm" draw:start-shape="id34" draw:start-glue-point="6" draw:end-shape="id42" draw:end-glue-point="4" svg:d="M22380 5760l-1000 990" svg:viewBox="0 0 1001 991">
          <text:p/>
        </draw:connector>
        <draw:connector draw:style-name="gr11" draw:text-style-name="P8" draw:layer="layout" draw:type="line" svg:x1="19.62cm" svg:y1="6.25cm" svg:x2="21.38cm" svg:y2="6.75cm" draw:start-shape="id41" draw:start-glue-point="6" draw:end-shape="id42" draw:end-glue-point="4" svg:d="M19620 6250l1760 500" svg:viewBox="0 0 1761 501">
          <text:p/>
        </draw:connector>
        <draw:connector draw:style-name="gr11" draw:text-style-name="P8" draw:layer="layout" draw:type="line" svg:x1="8.5cm" svg:y1="2.75cm" svg:x2="21.38cm" svg:y2="6.75cm" draw:start-shape="id7" draw:start-glue-point="6" draw:end-shape="id42" draw:end-glue-point="4" svg:d="M8500 2750l12880 4000" svg:viewBox="0 0 12881 4001">
          <text:p/>
        </draw:connector>
        <draw:connector draw:style-name="gr11" draw:text-style-name="P8" draw:layer="layout" draw:type="line" svg:x1="4.375cm" svg:y1="4.75cm" svg:x2="7.75cm" svg:y2="6cm" draw:start-shape="id1" draw:start-glue-point="6" draw:end-shape="id43" draw:end-glue-point="4" svg:d="M4375 4750l3375 1250" svg:viewBox="0 0 3376 1251">
          <text:p/>
        </draw:connector>
        <draw:connector draw:style-name="gr11" draw:text-style-name="P8" draw:layer="layout" draw:type="line" svg:x1="7.75cm" svg:y1="7cm" svg:x2="7.75cm" svg:y2="7.5cm" draw:start-shape="id43" draw:start-glue-point="6" draw:end-shape="id44" draw:end-glue-point="4" svg:d="M7750 7000v500" svg:viewBox="0 0 1 501">
          <text:p/>
        </draw:connector>
        <draw:custom-shape draw:style-name="gr21" draw:text-style-name="P6" xml:id="id47" draw:id="id47" draw:layer="layout" svg:width="1.26cm" svg:height="0.51cm" svg:x="21.75cm" svg:y="2.99cm">
          <text:p text:style-name="P6"><text:span text:style-name="T4">aggregated tables NV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cm" svg:y1="2.75cm" svg:x2="20.88cm" svg:y2="2.99cm" draw:start-shape="id38" draw:start-glue-point="6" draw:end-shape="id35" draw:end-glue-point="4" svg:d="M20870 2750l10 240" svg:viewBox="0 0 11 241">
          <text:p/>
        </draw:connector>
        <draw:custom-shape draw:style-name="gr21" draw:text-style-name="P6" xml:id="id46" draw:id="id46" draw:layer="layout" svg:width="1.26cm" svg:height="0.51cm" svg:x="20.75cm" svg:y="3.99cm">
          <text:p text:style-name="P6"><text:span text:style-name="T4">Combine NV 21 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6" xml:id="id45" draw:id="id45" draw:layer="layout" svg:width="1.51cm" svg:height="0.51cm" svg:x="19.99cm" svg:y="5.25cm">
          <text:p text:style-name="P6"><text:span text:style-name="T4">LOAD_TREES_LA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20.745cm" svg:y2="5.25cm" draw:start-shape="id11" draw:start-glue-point="6" draw:end-shape="id45" draw:end-glue-point="4" svg:d="M15835 3800l4910 1450" svg:viewBox="0 0 4911 1451">
          <text:p/>
        </draw:connector>
        <draw:connector draw:style-name="gr11" draw:text-style-name="P8" draw:layer="layout" draw:type="line" svg:x1="20.745cm" svg:y1="5.76cm" svg:x2="21.38cm" svg:y2="6.75cm" draw:start-shape="id45" draw:start-glue-point="6" draw:end-shape="id42" draw:end-glue-point="4" svg:d="M20745 5760l635 990" svg:viewBox="0 0 636 991">
          <text:p/>
        </draw:connector>
        <draw:custom-shape draw:style-name="gr40" draw:text-style-name="P11" draw:layer="layout" svg:width="1.75cm" svg:height="1cm" svg:x="1.5cm" svg:y="17.25cm">
          <text:p text:style-name="P2"><text:span text:style-name="T1">Nicht mehr aktuell und vermutlich kapu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1.38cm" svg:y2="3.99cm" draw:start-shape="id35" draw:start-glue-point="6" draw:end-shape="id46" draw:end-glue-point="4" svg:d="M20880 3500l500 490" svg:viewBox="0 0 501 491">
          <text:p/>
        </draw:connector>
        <draw:connector draw:style-name="gr11" draw:text-style-name="P8" draw:layer="layout" draw:type="line" svg:x1="22.38cm" svg:y1="3.5cm" svg:x2="21.38cm" svg:y2="3.99cm" draw:start-shape="id47" draw:start-glue-point="6" draw:end-shape="id46" draw:end-glue-point="4" svg:d="M22380 3500l-1000 490" svg:viewBox="0 0 1001 491">
          <text:p/>
        </draw:connector>
        <draw:connector draw:style-name="gr41" draw:text-style-name="P8" draw:layer="layout" draw:type="curve" draw:line-skew="-0.183cm 1.488cm 0.136cm" svg:x1="22.38cm" svg:y1="5.76cm" svg:x2="21.38cm" svg:y2="3.99cm" draw:start-shape="id34" draw:start-glue-point="6" draw:end-shape="id46" draw:end-glue-point="4" svg:d="M22380 5760c0 478 2620 319 2620-908s-3620-1409-3620-862" svg:viewBox="0 0 3621 2314">
          <text:p/>
        </draw:connector>
        <draw:connector draw:style-name="gr11" draw:text-style-name="P8" draw:layer="layout" draw:type="line" svg:x1="23.88cm" svg:y1="3.25cm" svg:x2="21.38cm" svg:y2="3.99cm" draw:start-shape="id48" draw:start-glue-point="6" draw:end-shape="id46" draw:end-glue-point="4" svg:d="M23880 3250l-2500 740" svg:viewBox="0 0 2501 741">
          <text:p/>
        </draw:connector>
        <draw:custom-shape draw:style-name="gr42" draw:text-style-name="P12" xml:id="id50" draw:id="id50" draw:layer="layout" svg:width="3.25cm" svg:height="2cm" svg:x="22.75cm" svg:y="6.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1.75cm" svg:height="0.75cm" svg:x="1.5cm" svg:y="18.5cm">
          <text:p text:style-name="P2"><text:span text:style-name="T1">Markdown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3" draw:layer="layout" svg:width="1cm" svg:height="0.5cm" svg:x="23.25cm" svg:y="6.82cm">
          <text:p text:style-name="P2"><text:span text:style-name="T1">Grobe Übersich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3" draw:layer="layout" svg:width="1cm" svg:height="0.5cm" svg:x="24.5cm" svg:y="6.81cm">
          <text:p text:style-name="P2"><text:span text:style-name="T1">Markierte Esch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3" draw:layer="layout" svg:width="1cm" svg:height="0.5cm" svg:x="24.5cm" svg:y="7.5cm">
          <text:p text:style-name="P2"><text:span text:style-name="T1">Zuwach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3" draw:layer="layout" svg:width="1cm" svg:height="0.5cm" svg:x="23.25cm" svg:y="7.5cm">
          <text:p text:style-name="P2"><text:span text:style-name="T1">ETS ~ Lichtgrad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3" xml:id="id49" draw:id="id49" draw:layer="layout" svg:width="1cm" svg:height="0.5cm" svg:x="23.297cm" svg:y="3.316cm">
          <text:p text:style-name="P2"><text:span text:style-name="T1">Auswertun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8" draw:layer="layout" draw:type="line" svg:x1="23.797cm" svg:y1="3.816cm" svg:x2="24.375cm" svg:y2="6.75cm" draw:start-shape="id49" draw:start-glue-point="6" draw:end-shape="id50" svg:d="M23797 3816l578 2934" svg:viewBox="0 0 579 2935">
          <text:p/>
        </draw:connector>
        <draw:connector draw:style-name="gr46" draw:text-style-name="P8" draw:layer="layout" draw:type="line" svg:x1="21.38cm" svg:y1="4.5cm" svg:x2="24.375cm" svg:y2="6.75cm" draw:start-shape="id46" draw:start-glue-point="6" draw:end-shape="id50" draw:end-glue-point="0" svg:d="M21380 4500l2995 2250" svg:viewBox="0 0 2996 2251">
          <text:p/>
        </draw:connector>
        <draw:connector draw:style-name="gr46" draw:text-style-name="P8" draw:layer="layout" draw:type="line" svg:x1="19.62cm" svg:y1="6.25cm" svg:x2="24.375cm" svg:y2="6.75cm" draw:start-shape="id41" draw:start-glue-point="6" draw:end-shape="id50" draw:end-glue-point="0" svg:d="M19620 6250l4755 500" svg:viewBox="0 0 4756 501">
          <text:p/>
        </draw:connector>
        <draw:connector draw:style-name="gr46" draw:text-style-name="P8" draw:layer="layout" draw:type="line" svg:x1="20.745cm" svg:y1="5.76cm" svg:x2="24.375cm" svg:y2="6.75cm" draw:start-shape="id45" draw:start-glue-point="6" draw:end-shape="id50" draw:end-glue-point="0" svg:d="M20745 5760l3630 990" svg:viewBox="0 0 3631 991">
          <text:p/>
        </draw:connector>
        <draw:connector draw:style-name="gr46" draw:text-style-name="P8" draw:layer="layout" draw:type="line" svg:x1="8.5cm" svg:y1="2.75cm" svg:x2="24.375cm" svg:y2="6.75cm" draw:start-shape="id7" draw:start-glue-point="6" draw:end-shape="id50" draw:end-glue-point="0" svg:d="M8500 2750l15875 4000" svg:viewBox="0 0 15876 4001">
          <text:p/>
        </draw:connector>
        <draw:connector draw:style-name="gr11" draw:text-style-name="P8" draw:layer="layout" draw:type="line" svg:x1="21.38cm" svg:y1="3.99cm" svg:x2="23.797cm" svg:y2="3.816cm" draw:start-shape="id46" draw:start-glue-point="4" draw:end-shape="id49" draw:end-glue-point="6" svg:d="M21380 3990l2417-174" svg:viewBox="0 0 2418 175">
          <text:p/>
        </draw:connector>
        <draw:custom-shape draw:style-name="gr47" draw:text-style-name="P6" xml:id="id51" draw:id="id51" draw:layer="layout" svg:width="1cm" svg:height="0.5cm" svg:x="11cm" svg:y="7cm">
          <text:p text:style-name="P6"><text:span text:style-name="T3">Grundflächen-mittelstam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11.5cm" svg:y2="7cm" draw:start-shape="id9" draw:start-glue-point="6" draw:end-shape="id51" draw:end-glue-point="4" svg:d="M11250 4500l250 2500" svg:viewBox="0 0 251 2501">
          <text:p/>
        </draw:connector>
        <draw:custom-shape draw:style-name="gr44" draw:text-style-name="P13" draw:layer="layout" svg:width="1cm" svg:height="0.5cm" svg:x="24.5cm" svg:y="8.19cm">
          <text:p text:style-name="P2"><text:span text:style-name="T1">Verbiss und 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3" draw:layer="layout" svg:width="1cm" svg:height="0.5cm" svg:x="23.25cm" svg:y="8.184cm">
          <text:p text:style-name="P2"><text:span text:style-name="T1">Abstract DP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6" xml:id="id52" draw:id="id52" draw:layer="layout" svg:width="1.25cm" svg:height="1cm" svg:x="9.5cm" svg:y="13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875cm" svg:y1="12.5cm" svg:x2="10.125cm" svg:y2="13cm" draw:start-shape="id37" draw:start-glue-point="6" draw:end-shape="id52" draw:end-glue-point="4" svg:d="M10875 12500l-750 500" svg:viewBox="0 0 751 501">
          <text:p/>
        </draw:connector>
        <draw:custom-shape draw:style-name="gr38" draw:text-style-name="P6" xml:id="id53" draw:id="id53" draw:layer="layout" svg:width="1.25cm" svg:height="1cm" svg:x="11cm" svg:y="13cm">
          <text:p text:style-name="P6"><text:span text:style-name="T3">ETS_Verbi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875cm" svg:y1="12.5cm" svg:x2="11.625cm" svg:y2="13cm" draw:start-shape="id37" draw:start-glue-point="6" draw:end-shape="id53" draw:end-glue-point="4" svg:d="M10875 12500l750 500" svg:viewBox="0 0 751 501">
          <text:p/>
        </draw:connector>
        <draw:custom-shape draw:style-name="gr36" draw:text-style-name="P6" xml:id="id54" draw:id="id54" draw:layer="layout" svg:width="1.5cm" svg:height="1cm" svg:x="9cm" svg:y="8.75cm">
          <text:p text:style-name="P6"><text:span text:style-name="T3">Distance ETS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7.75cm" svg:y1="8.5cm" svg:x2="9.75cm" svg:y2="8.75cm" draw:start-shape="id44" draw:start-glue-point="6" draw:end-shape="id54" draw:end-glue-point="4" svg:d="M7750 8500l2000 250" svg:viewBox="0 0 2001 251">
          <text:p/>
        </draw:connector>
        <draw:connector draw:style-name="gr11" draw:text-style-name="P8" draw:layer="layout" draw:type="line" svg:x1="10.75cm" svg:y1="4cm" svg:x2="7.75cm" svg:y2="6cm" draw:start-shape="id6" draw:start-glue-point="6" draw:end-shape="id43" draw:end-glue-point="4" svg:d="M10750 4000l-3000 2000" svg:viewBox="0 0 3001 2001">
          <text:p/>
        </draw:connector>
        <draw:connector draw:style-name="gr11" draw:text-style-name="P8" draw:layer="layout" draw:type="lines" draw:line-skew="1.748cm -0.249cm" svg:x1="11.25cm" svg:y1="4.5cm" svg:x2="9.75cm" svg:y2="8.75cm" draw:start-shape="id9" draw:start-glue-point="6" draw:end-shape="id54" draw:end-glue-point="4" svg:d="M11250 4500v2250l-1500 1250v750" svg:viewBox="0 0 1501 4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3-08-25T14:10:50.239000000</dc:date>
    <meta:editing-duration>PT14H16M41S</meta:editing-duration>
    <meta:editing-cycles>39</meta:editing-cycles>
    <meta:generator>LibreOffice/7.0.3.1$Windows_X86_64 LibreOffice_project/d7547858d014d4cf69878db179d326fc3483e082</meta:generator>
    <meta:document-statistic meta:object-count="142"/>
  </office:meta>
</office:document-meta>
</file>